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5.2cm" svg:height="2.2cm" svg:x="0.1cm" svg:y="0.1cm">
          <text:p text:style-name="P1">Exploration</text:p>
        </draw:rect>
        <draw:connector draw:style-name="gr2" draw:text-style-name="P1" draw:layer="layout" svg:x1="2.7cm" svg:y1="2.3cm" svg:x2="2.7cm" svg:y2="3.7cm" draw:start-shape="id1" draw:start-glue-point="2" draw:end-shape="id2" svg:d="m2700 2300v1400">
          <text:p/>
        </draw:connector>
        <draw:rect draw:style-name="gr1" draw:text-style-name="P1" xml:id="id2" draw:id="id2" draw:layer="layout" svg:width="5.2cm" svg:height="2.2cm" svg:x="0.1cm" svg:y="3.7cm">
          <text:p text:style-name="P1">Plateform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5.5cm" fo:page-height="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rtliena TTT</meta:initial-creator>
    <meta:creation-date>2015-11-05T10:11:12.59</meta:creation-date>
    <dc:date>2015-11-05T10:17:01.90</dc:date>
    <dc:creator>Tortliena TTT</dc:creator>
    <meta:editing-duration>PT5M49S</meta:editing-duration>
    <meta:editing-cycles>2</meta:editing-cycles>
    <meta:generator>OpenOffice/4.0.1$Win32 OpenOffice.org_project/401m5$Build-9714</meta:generator>
    <meta:document-statistic meta:object-count="3"/>
  </office:meta>
</office:document-meta>
</file>